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724in" svg:y="10.1307in">
            <draw:object draw:notify-on-update-of-ranges="Sheet1.A33:Sheet1.A39 Sheet1.A11:Sheet1.A11 Sheet1.C13:Sheet1.C19 Sheet1.A31:Sheet1.A31 Sheet1.C33:Sheet1.C39 Sheet1.A51:Sheet1.A51 Sheet1.C53:Sheet1.C5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4358in" svg:y="10.1618in">
            <draw:object draw:notify-on-update-of-ranges="Sheet1.A3:Sheet1.A9 Sheet1.A1:Sheet1.A1 Sheet1.C3:Sheet1.C9 Sheet1.A21:Sheet1.A21 Sheet1.C23:Sheet1.C29 Sheet1.A41:Sheet1.A41 Sheet1.C43:Sheet1.C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0091in" svg:height="3.1083in" svg:x="2.7063in" svg:y="0.0394in">
            <draw:object draw:notify-on-update-of-ranges="Sheet1.A3:Sheet1.A9 Sheet1.A1:Sheet1.A1 Sheet1.B3:Sheet1.B9 Sheet1.A11:Sheet1.A11 Sheet1.B13:Sheet1.B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0091in" svg:height="3.1083in" svg:x="2.6669in" svg:y="3.5142in">
            <draw:object draw:notify-on-update-of-ranges="Sheet1.A3:Sheet1.A9 Sheet1.A21:Sheet1.A21 Sheet1.B23:Sheet1.B29 Sheet1.A31:Sheet1.A31 Sheet1.B33:Sheet1.B3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0091in" svg:height="3.1083in" svg:x="2.6669in" svg:y="6.8606in">
            <draw:object draw:notify-on-update-of-ranges="Sheet1.A3:Sheet1.A9 Sheet1.A41:Sheet1.A41 Sheet1.B43:Sheet1.B49 Sheet1.A51:Sheet1.A51 Sheet1.B53:Sheet1.B5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inary Ins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.63" calcext:value-type="float">
            <text:p>0.63</text:p>
          </table:table-cell>
          <table:table-cell office:value-type="float" office:value="106611416" calcext:value-type="float">
            <text:p>10661141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27" calcext:value-type="float">
            <text:p>1.27</text:p>
          </table:table-cell>
          <table:table-cell office:value-type="float" office:value="223222809" calcext:value-type="float">
            <text:p>223222809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.97" calcext:value-type="float">
            <text:p>1.97</text:p>
          </table:table-cell>
          <table:table-cell office:value-type="float" office:value="343222809" calcext:value-type="float">
            <text:p>343222809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2.57" calcext:value-type="float">
            <text:p>2.57</text:p>
          </table:table-cell>
          <table:table-cell office:value-type="float" office:value="466445594" calcext:value-type="float">
            <text:p>466445594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3.22" calcext:value-type="float">
            <text:p>3.22</text:p>
          </table:table-cell>
          <table:table-cell office:value-type="float" office:value="591445594" calcext:value-type="float">
            <text:p>591445594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4.07" calcext:value-type="float">
            <text:p>4.07</text:p>
          </table:table-cell>
          <table:table-cell office:value-type="float" office:value="716445594" calcext:value-type="float">
            <text:p>716445594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4.67" calcext:value-type="float">
            <text:p>4.67</text:p>
          </table:table-cell>
          <table:table-cell office:value-type="float" office:value="842891163" calcext:value-type="float">
            <text:p>8428911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bonacci Ins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.23" calcext:value-type="float">
            <text:p>0.23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47" calcext:value-type="float">
            <text:p>0.4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0.71" calcext:value-type="float">
            <text:p>0.71</text:p>
          </table:table-cell>
          <table:table-cell office:value-type="float" office:value="15000000" calcext:value-type="float">
            <text:p>15000000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0.93" calcext:value-type="float">
            <text:p>0.93</text:p>
          </table:table-cell>
          <table:table-cell office:value-type="float" office:value="20000000" calcext:value-type="float">
            <text:p>20000000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.15" calcext:value-type="float">
            <text:p>1.15</text:p>
          </table:table-cell>
          <table:table-cell office:value-type="float" office:value="25000000" calcext:value-type="float">
            <text:p>25000000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.37" calcext:value-type="float">
            <text:p>1.37</text:p>
          </table:table-cell>
          <table:table-cell office:value-type="float" office:value="30000000" calcext:value-type="float">
            <text:p>30000000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.62" calcext:value-type="float">
            <text:p>1.62</text:p>
          </table:table-cell>
          <table:table-cell office:value-type="float" office:value="35000000" calcext:value-type="float">
            <text:p>35000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 Delete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.69" calcext:value-type="float">
            <text:p>0.69</text:p>
          </table:table-cell>
          <table:table-cell office:value-type="float" office:value="198222832" calcext:value-type="float">
            <text:p>19822283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53" calcext:value-type="float">
            <text:p>1.53</text:p>
          </table:table-cell>
          <table:table-cell office:value-type="float" office:value="416445618" calcext:value-type="float">
            <text:p>416445618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2.41" calcext:value-type="float">
            <text:p>2.41</text:p>
          </table:table-cell>
          <table:table-cell office:value-type="float" office:value="641445618" calcext:value-type="float">
            <text:p>641445618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.23" calcext:value-type="float">
            <text:p>3.23</text:p>
          </table:table-cell>
          <table:table-cell office:value-type="float" office:value="872891188" calcext:value-type="float">
            <text:p>872891188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4.2" calcext:value-type="float">
            <text:p>4.2</text:p>
          </table:table-cell>
          <table:table-cell office:value-type="float" office:value="1107891188" calcext:value-type="float">
            <text:p>1107891188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5.15" calcext:value-type="float">
            <text:p>5.15</text:p>
          </table:table-cell>
          <table:table-cell office:value-type="float" office:value="1342891188" calcext:value-type="float">
            <text:p>1342891188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6.04" calcext:value-type="float">
            <text:p>6.04</text:p>
          </table:table-cell>
          <table:table-cell office:value-type="float" office:value="1580782326" calcext:value-type="float">
            <text:p>15807823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bonacci Delete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.48" calcext:value-type="float">
            <text:p>2.48</text:p>
          </table:table-cell>
          <table:table-cell office:value-type="float" office:value="93013401" calcext:value-type="float">
            <text:p>9301340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.3" calcext:value-type="float">
            <text:p>4.3</text:p>
          </table:table-cell>
          <table:table-cell office:value-type="float" office:value="201026778" calcext:value-type="float">
            <text:p>201026778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7.96" calcext:value-type="float">
            <text:p>7.96</text:p>
          </table:table-cell>
          <table:table-cell office:value-type="float" office:value="298344442" calcext:value-type="float">
            <text:p>298344442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9.62" calcext:value-type="float">
            <text:p>9.62</text:p>
          </table:table-cell>
          <table:table-cell office:value-type="float" office:value="432053531" calcext:value-type="float">
            <text:p>432053531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2.73" calcext:value-type="float">
            <text:p>12.73</text:p>
          </table:table-cell>
          <table:table-cell office:value-type="float" office:value="482749115" calcext:value-type="float">
            <text:p>482749115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4.24" calcext:value-type="float">
            <text:p>14.24</text:p>
          </table:table-cell>
          <table:table-cell office:value-type="float" office:value="641688859" calcext:value-type="float">
            <text:p>641688859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5.84" calcext:value-type="float">
            <text:p>15.84</text:p>
          </table:table-cell>
          <table:table-cell office:value-type="float" office:value="724769148" calcext:value-type="float">
            <text:p>7247691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 Decrease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.38" calcext:value-type="float">
            <text:p>2.38</text:p>
          </table:table-cell>
          <table:table-cell office:value-type="float" office:value="553057007" calcext:value-type="float">
            <text:p>55305700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.84" calcext:value-type="float">
            <text:p>4.84</text:p>
          </table:table-cell>
          <table:table-cell office:value-type="float" office:value="1156113968" calcext:value-type="float">
            <text:p>1156113968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7.6" calcext:value-type="float">
            <text:p>7.6</text:p>
          </table:table-cell>
          <table:table-cell office:value-type="float" office:value="1776113965" calcext:value-type="float">
            <text:p>1776113965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0.01" calcext:value-type="float">
            <text:p>10.01</text:p>
          </table:table-cell>
          <table:table-cell office:value-type="float" office:value="2412227889" calcext:value-type="float">
            <text:p>2412227889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2.38" calcext:value-type="float">
            <text:p>12.38</text:p>
          </table:table-cell>
          <table:table-cell office:value-type="float" office:value="3057227886" calcext:value-type="float">
            <text:p>3057227886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5.68" calcext:value-type="float">
            <text:p>15.68</text:p>
          </table:table-cell>
          <table:table-cell office:value-type="float" office:value="3702227886" calcext:value-type="float">
            <text:p>3702227886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8.1" calcext:value-type="float">
            <text:p>18.1</text:p>
          </table:table-cell>
          <table:table-cell office:value-type="float" office:value="4354455731" calcext:value-type="float">
            <text:p>43544557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bonacci Decrease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.22" calcext:value-type="float">
            <text:p>0.22</text:p>
          </table:table-cell>
          <table:table-cell office:value-type="float" office:value="25000000" calcext:value-type="float">
            <text:p>25000000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43" calcext:value-type="float">
            <text:p>0.43</text:p>
          </table:table-cell>
          <table:table-cell office:value-type="float" office:value="50000000" calcext:value-type="float">
            <text:p>50000000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0.64" calcext:value-type="float">
            <text:p>0.64</text:p>
          </table:table-cell>
          <table:table-cell office:value-type="float" office:value="75000000" calcext:value-type="float">
            <text:p>75000000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0.88" calcext:value-type="float">
            <text:p>0.88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.06" calcext:value-type="float">
            <text:p>1.06</text:p>
          </table:table-cell>
          <table:table-cell office:value-type="float" office:value="125000000" calcext:value-type="float">
            <text:p>125000000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.27" calcext:value-type="float">
            <text:p>1.27</text:p>
          </table:table-cell>
          <table:table-cell office:value-type="float" office:value="150000000" calcext:value-type="float">
            <text:p>150000000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.51" calcext:value-type="float">
            <text:p>1.51</text:p>
          </table:table-cell>
          <table:table-cell office:value-type="float" office:value="175000000" calcext:value-type="float">
            <text:p>175000000</text:p>
          </table:table-cell>
        </table:table-row>
        <table:table-row table:style-name="ro1">
          <table:table-cell table:number-columns-repeated="3"/>
        </table:table-row>
        <table:table-row table:style-name="ro2" table:number-rows-repeated="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 style:data-style-name="N2" text:time-value="0000-00-00T00:00:03.175255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nudsen</meta:initial-creator>
    <meta:creation-date>2013-09-22T13:56:03</meta:creation-date>
    <dc:date>2013-10-03T15:50:52.752960724</dc:date>
    <dc:creator>Jan Knudsen</dc:creator>
    <meta:editing-duration>PT14M54S</meta:editing-duration>
    <meta:editing-cycles>4</meta:editing-cycles>
    <meta:generator>LibreOffice/4.1.2.2$Linux_X86_64 LibreOffice_project/410m0$Build-2</meta:generator>
    <meta:document-statistic meta:table-count="1" meta:cell-count="1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88cm" svg:y="0.316cm" chart:style-name="ch2">
          <text:p>Fibonacci Comparisons</text:p>
        </chart:title>
        <chart:legend chart:legend-position="top" svg:x="2.565cm" svg:y="1.485cm" style:legend-expansion="wide" chart:style-name="ch3"/>
        <chart:plot-area chart:style-name="ch4" table:cell-range-address="Sheet1.A33:Sheet1.A39 Sheet1.A11:Sheet1.A11 Sheet1.C13:Sheet1.C19 Sheet1.A31:Sheet1.A31 Sheet1.C33:Sheet1.C39 Sheet1.A51:Sheet1.A51 Sheet1.C53:Sheet1.C59" chart:data-source-has-labels="both" svg:x="1.331cm" svg:y="2.444cm" svg:width="14.029cm" svg:height="5.395cm">
          <chartooo:coordinate-region svg:x="3.064cm" svg:y="2.644cm" svg:width="12.296cm" svg:height="4.548cm"/>
          <chart:axis chart:dimension="x" chart:name="primary-x" chart:style-name="ch5" chartooo:axis-type="auto">
            <chartooo:date-scale/>
            <chart:title svg:x="7.613cm" svg:y="8.019cm" chart:style-name="ch6">
              <text:p>Elements</text:p>
            </chart:title>
            <chart:categories table:cell-range-address="Sheet1.A33:Sheet1.A39"/>
          </chart:axis>
          <chart:axis chart:dimension="y" chart:name="primary-y" chart:style-name="ch7">
            <chart:title svg:x="0.451cm" svg:y="6.164cm" chart:style-name="ch8">
              <text:p>Comparisons</text:p>
            </chart:title>
            <chart:grid chart:style-name="ch9" chart:class="major"/>
          </chart:axis>
          <chart:series chart:style-name="ch10" chart:values-cell-range-address="Sheet1.C13:Sheet1.C19" chart:label-cell-address="Sheet1.A11:Sheet1.A11" chart:class="chart:bar">
            <chart:data-point chart:repeated="7"/>
          </chart:series>
          <chart:series chart:style-name="ch11" chart:values-cell-range-address="Sheet1.C33:Sheet1.C39" chart:label-cell-address="Sheet1.A31:Sheet1.A31" chart:class="chart:bar">
            <chart:data-point chart:repeated="7"/>
          </chart:series>
          <chart:series chart:style-name="ch12" chart:values-cell-range-address="Sheet1.C53:Sheet1.C59" chart:label-cell-address="Sheet1.A51:Sheet1.A5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 Insert</text:p>
                <draw:g>
                  <svg:desc>Sheet1.A11:Sheet1.A11</svg:desc>
                </draw:g>
              </table:table-cell>
              <table:table-cell office:value-type="string">
                <text:p>Fibonacci Deletemin</text:p>
                <draw:g>
                  <svg:desc>Sheet1.A31:Sheet1.A31</svg:desc>
                </draw:g>
              </table:table-cell>
              <table:table-cell office:value-type="string">
                <text:p>Fibonacci DecreaseKey</text:p>
                <draw:g>
                  <svg:desc>Sheet1.A51:Sheet1.A5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33:Sheet1.A39</svg:desc>
                </draw:g>
              </table:table-cell>
              <table:table-cell office:value-type="float" office:value="5000000">
                <text:p>5000000</text:p>
                <draw:g>
                  <svg:desc>Sheet1.C13:Sheet1.C19</svg:desc>
                </draw:g>
              </table:table-cell>
              <table:table-cell office:value-type="float" office:value="93013401">
                <text:p>93013401</text:p>
                <draw:g>
                  <svg:desc>Sheet1.C33:Sheet1.C39</svg:desc>
                </draw:g>
              </table:table-cell>
              <table:table-cell office:value-type="float" office:value="25000000">
                <text:p>25000000</text:p>
                <draw:g>
                  <svg:desc>Sheet1.C53:Sheet1.C5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201026778">
                <text:p>201026778</text:p>
              </table:table-cell>
              <table:table-cell office:value-type="float" office:value="50000000">
                <text:p>50000000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298344442">
                <text:p>298344442</text:p>
              </table:table-cell>
              <table:table-cell office:value-type="float" office:value="75000000">
                <text:p>75000000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0000000">
                <text:p>20000000</text:p>
              </table:table-cell>
              <table:table-cell office:value-type="float" office:value="432053531">
                <text:p>432053531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25000000">
                <text:p>25000000</text:p>
              </table:table-cell>
              <table:table-cell office:value-type="float" office:value="482749115">
                <text:p>482749115</text:p>
              </table:table-cell>
              <table:table-cell office:value-type="float" office:value="125000000">
                <text:p>125000000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0000000">
                <text:p>30000000</text:p>
              </table:table-cell>
              <table:table-cell office:value-type="float" office:value="641688859">
                <text:p>641688859</text:p>
              </table:table-cell>
              <table:table-cell office:value-type="float" office:value="150000000">
                <text:p>150000000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35000000">
                <text:p>35000000</text:p>
              </table:table-cell>
              <table:table-cell office:value-type="float" office:value="724769148">
                <text:p>724769148</text:p>
              </table:table-cell>
              <table:table-cell office:value-type="float" office:value="175000000">
                <text:p>175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06cm" svg:y="0.316cm" chart:style-name="ch2">
          <text:p>Binary Comparisons</text:p>
        </chart:title>
        <chart:legend chart:legend-position="top" svg:x="3.346cm" svg:y="1.485cm" style:legend-expansion="wide" chart:style-name="ch3"/>
        <chart:plot-area chart:style-name="ch4" table:cell-range-address="Sheet1.A3:Sheet1.A9 Sheet1.A1:Sheet1.A1 Sheet1.C3:Sheet1.C9 Sheet1.A21:Sheet1.A21 Sheet1.C23:Sheet1.C29 Sheet1.A41:Sheet1.A41 Sheet1.C43:Sheet1.C49" chart:data-source-has-labels="both" svg:x="1.331cm" svg:y="2.444cm" svg:width="14.029cm" svg:height="5.395cm">
          <chartooo:coordinate-region svg:x="3.064cm" svg:y="2.643cm" svg:width="12.296cm" svg:height="4.549cm"/>
          <chart:axis chart:dimension="x" chart:name="primary-x" chart:style-name="ch5" chartooo:axis-type="auto">
            <chartooo:date-scale/>
            <chart:title svg:x="7.613cm" svg:y="8.019cm" chart:style-name="ch6">
              <text:p>Elements</text:p>
            </chart:title>
            <chart:categories table:cell-range-address="Sheet1.A3:Sheet1.A9"/>
          </chart:axis>
          <chart:axis chart:dimension="y" chart:name="primary-y" chart:style-name="ch7">
            <chart:title svg:x="0.451cm" svg:y="6.164cm" chart:style-name="ch8">
              <text:p>Comparisons</text:p>
            </chart:title>
            <chart:grid chart:style-name="ch9" chart:class="major"/>
          </chart:axis>
          <chart:series chart:style-name="ch10" chart:values-cell-range-address="Sheet1.C3:Sheet1.C9" chart:label-cell-address="Sheet1.A1:Sheet1.A1" chart:class="chart:bar">
            <chart:data-point chart:repeated="7"/>
          </chart:series>
          <chart:series chart:style-name="ch11" chart:values-cell-range-address="Sheet1.C23:Sheet1.C29" chart:label-cell-address="Sheet1.A21:Sheet1.A21" chart:class="chart:bar">
            <chart:data-point chart:repeated="7"/>
          </chart:series>
          <chart:series chart:style-name="ch12" chart:values-cell-range-address="Sheet1.C43:Sheet1.C49" chart:label-cell-address="Sheet1.A41:Sheet1.A4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Insert</text:p>
                <draw:g>
                  <svg:desc>Sheet1.A1:Sheet1.A1</svg:desc>
                </draw:g>
              </table:table-cell>
              <table:table-cell office:value-type="string">
                <text:p>Binary Deletemin</text:p>
                <draw:g>
                  <svg:desc>Sheet1.A21:Sheet1.A21</svg:desc>
                </draw:g>
              </table:table-cell>
              <table:table-cell office:value-type="string">
                <text:p>Binary Decreasekey</text:p>
                <draw:g>
                  <svg:desc>Sheet1.A41:Sheet1.A4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3:Sheet1.A9</svg:desc>
                </draw:g>
              </table:table-cell>
              <table:table-cell office:value-type="float" office:value="106611416">
                <text:p>106611416</text:p>
                <draw:g>
                  <svg:desc>Sheet1.C3:Sheet1.C9</svg:desc>
                </draw:g>
              </table:table-cell>
              <table:table-cell office:value-type="float" office:value="198222832">
                <text:p>198222832</text:p>
                <draw:g>
                  <svg:desc>Sheet1.C23:Sheet1.C29</svg:desc>
                </draw:g>
              </table:table-cell>
              <table:table-cell office:value-type="float" office:value="553057007">
                <text:p>553057007</text:p>
                <draw:g>
                  <svg:desc>Sheet1.C43:Sheet1.C4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23222809">
                <text:p>223222809</text:p>
              </table:table-cell>
              <table:table-cell office:value-type="float" office:value="416445618">
                <text:p>416445618</text:p>
              </table:table-cell>
              <table:table-cell office:value-type="float" office:value="1156113968">
                <text:p>115611396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343222809">
                <text:p>343222809</text:p>
              </table:table-cell>
              <table:table-cell office:value-type="float" office:value="641445618">
                <text:p>641445618</text:p>
              </table:table-cell>
              <table:table-cell office:value-type="float" office:value="1776113965">
                <text:p>177611396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466445594">
                <text:p>466445594</text:p>
              </table:table-cell>
              <table:table-cell office:value-type="float" office:value="872891188">
                <text:p>872891188</text:p>
              </table:table-cell>
              <table:table-cell office:value-type="float" office:value="2412227889">
                <text:p>2412227889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591445594">
                <text:p>591445594</text:p>
              </table:table-cell>
              <table:table-cell office:value-type="float" office:value="1107891188">
                <text:p>1107891188</text:p>
              </table:table-cell>
              <table:table-cell office:value-type="float" office:value="3057227886">
                <text:p>3057227886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716445594">
                <text:p>716445594</text:p>
              </table:table-cell>
              <table:table-cell office:value-type="float" office:value="1342891188">
                <text:p>1342891188</text:p>
              </table:table-cell>
              <table:table-cell office:value-type="float" office:value="3702227886">
                <text:p>3702227886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842891163">
                <text:p>842891163</text:p>
              </table:table-cell>
              <table:table-cell office:value-type="float" office:value="1580782326">
                <text:p>1580782326</text:p>
              </table:table-cell>
              <table:table-cell office:value-type="float" office:value="4354455731">
                <text:p>43544557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64cm" svg:height="7.896cm" xlink:href=".." xlink:type="simple" chart:class="chart:line" chart:style-name="ch1">
        <chart:title svg:x="6.861cm" svg:y="0.293cm" chart:style-name="ch2">
          <text:p>Inserts</text:p>
        </chart:title>
        <chart:legend chart:legend-position="top" svg:x="4.288cm" svg:y="1.44cm" style:legend-expansion="wide" chart:style-name="ch3"/>
        <chart:plot-area chart:style-name="ch4" table:cell-range-address="Sheet1.A3:Sheet1.B9 Sheet1.A1:Sheet1.A1 Sheet1.A11:Sheet1.A11 Sheet1.B13:Sheet1.B19" chart:data-source-has-labels="both" svg:x="1.316cm" svg:y="2.352cm" svg:width="13.338cm" svg:height="4.406cm">
          <chartooo:coordinate-region svg:x="1.964cm" svg:y="2.551cm" svg:width="11.947cm" svg:height="3.56cm"/>
          <chart:axis chart:dimension="x" chart:name="primary-x" chart:style-name="ch5" chartooo:axis-type="auto">
            <chartooo:date-scale/>
            <chart:title svg:x="7.253cm" svg:y="6.915cm" chart:style-name="ch6">
              <text:p>Elements</text:p>
            </chart:title>
            <chart:categories table:cell-range-address="Sheet1.A3:Sheet1.A9"/>
          </chart:axis>
          <chart:axis chart:dimension="y" chart:name="primary-y" chart:style-name="ch5">
            <chart:title svg:x="0.451cm" svg:y="5.247cm" chart:style-name="ch7">
              <text:p>Seconds</text:p>
            </chart:title>
            <chart:grid chart:style-name="ch8" chart:class="major"/>
          </chart:axis>
          <chart:series chart:style-name="ch9" chart:values-cell-range-address="Sheet1.B3:Sheet1.B9" chart:label-cell-address="Sheet1.A1:Sheet1.A1" chart:class="chart:line">
            <chart:data-point chart:repeated="7"/>
          </chart:series>
          <chart:series chart:style-name="ch10" chart:values-cell-range-address="Sheet1.B13:Sheet1.B19" chart:label-cell-address="Sheet1.A11:Sheet1.A1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Insert</text:p>
                <draw:g>
                  <svg:desc>Sheet1.A1:Sheet1.A1</svg:desc>
                </draw:g>
              </table:table-cell>
              <table:table-cell office:value-type="string">
                <text:p>Fibonacci Insert</text:p>
                <draw:g>
                  <svg:desc>Sheet1.A11:Sheet1.A1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3:Sheet1.A9</svg:desc>
                </draw:g>
              </table:table-cell>
              <table:table-cell office:value-type="float" office:value="0.63">
                <text:p>0.63</text:p>
                <draw:g>
                  <svg:desc>Sheet1.B3:Sheet1.B9</svg:desc>
                </draw:g>
              </table:table-cell>
              <table:table-cell office:value-type="float" office:value="0.23">
                <text:p>0.23</text:p>
                <draw:g>
                  <svg:desc>Sheet1.B13:Sheet1.B1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27">
                <text:p>1.2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1.97">
                <text:p>1.9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57">
                <text:p>2.5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3.22">
                <text:p>3.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4.07">
                <text:p>4.0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4.67">
                <text:p>4.67</text:p>
              </table:table-cell>
              <table:table-cell office:value-type="float" office:value="1.62">
                <text:p>1.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64cm" svg:height="7.896cm" xlink:href=".." xlink:type="simple" chart:class="chart:line" chart:style-name="ch1">
        <chart:title svg:x="6.557cm" svg:y="0.293cm" chart:style-name="ch2">
          <text:p>DeleteMin</text:p>
        </chart:title>
        <chart:legend chart:legend-position="top" svg:x="3.627cm" svg:y="1.44cm" style:legend-expansion="wide" chart:style-name="ch3"/>
        <chart:plot-area chart:style-name="ch4" table:cell-range-address="Sheet1.A3:Sheet1.A9 Sheet1.A21:Sheet1.A21 Sheet1.B23:Sheet1.B29 Sheet1.A31:Sheet1.A31 Sheet1.B33:Sheet1.B39" chart:data-source-has-labels="both" svg:x="1.316cm" svg:y="2.352cm" svg:width="13.338cm" svg:height="4.406cm">
          <chartooo:coordinate-region svg:x="1.964cm" svg:y="2.551cm" svg:width="11.947cm" svg:height="3.56cm"/>
          <chart:axis chart:dimension="x" chart:name="primary-x" chart:style-name="ch5" chartooo:axis-type="auto">
            <chartooo:date-scale/>
            <chart:title svg:x="7.253cm" svg:y="6.915cm" chart:style-name="ch6">
              <text:p>Elements</text:p>
            </chart:title>
            <chart:categories table:cell-range-address="Sheet1.A3:Sheet1.A9"/>
          </chart:axis>
          <chart:axis chart:dimension="y" chart:name="primary-y" chart:style-name="ch5">
            <chart:title svg:x="0.451cm" svg:y="5.247cm" chart:style-name="ch7">
              <text:p>Seconds</text:p>
            </chart:title>
            <chart:grid chart:style-name="ch8" chart:class="major"/>
          </chart:axis>
          <chart:series chart:style-name="ch9" chart:values-cell-range-address="Sheet1.B23:Sheet1.B29" chart:label-cell-address="Sheet1.A21:Sheet1.A21" chart:class="chart:line">
            <chart:data-point chart:repeated="7"/>
          </chart:series>
          <chart:series chart:style-name="ch10" chart:values-cell-range-address="Sheet1.B33:Sheet1.B39" chart:label-cell-address="Sheet1.A31:Sheet1.A3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Deletemin</text:p>
                <draw:g>
                  <svg:desc>Sheet1.A21:Sheet1.A21</svg:desc>
                </draw:g>
              </table:table-cell>
              <table:table-cell office:value-type="string">
                <text:p>Fibonacci Deletemin</text:p>
                <draw:g>
                  <svg:desc>Sheet1.A31:Sheet1.A3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3:Sheet1.A9</svg:desc>
                </draw:g>
              </table:table-cell>
              <table:table-cell office:value-type="float" office:value="0.69">
                <text:p>0.69</text:p>
                <draw:g>
                  <svg:desc>Sheet1.B23:Sheet1.B29</svg:desc>
                </draw:g>
              </table:table-cell>
              <table:table-cell office:value-type="float" office:value="2.48">
                <text:p>2.48</text:p>
                <draw:g>
                  <svg:desc>Sheet1.B33:Sheet1.B3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53">
                <text:p>1.5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2.41">
                <text:p>2.41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23">
                <text:p>3.23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4.2">
                <text:p>4.2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5.15">
                <text:p>5.15</text:p>
              </table:table-cell>
              <table:table-cell office:value-type="float" office:value="14.24">
                <text:p>14.24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6.04">
                <text:p>6.04</text:p>
              </table:table-cell>
              <table:table-cell office:value-type="float" office:value="15.84">
                <text:p>15.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64cm" svg:height="7.896cm" xlink:href=".." xlink:type="simple" chart:class="chart:line" chart:style-name="ch1">
        <chart:title svg:x="6.213cm" svg:y="0.293cm" chart:style-name="ch2">
          <text:p>DecreaseKey</text:p>
        </chart:title>
        <chart:legend chart:legend-position="top" svg:x="3.124cm" svg:y="1.44cm" style:legend-expansion="wide" chart:style-name="ch3"/>
        <chart:plot-area chart:style-name="ch4" table:cell-range-address="Sheet1.A3:Sheet1.A9 Sheet1.A41:Sheet1.A41 Sheet1.B43:Sheet1.B49 Sheet1.A51:Sheet1.A51 Sheet1.B53:Sheet1.B59" chart:data-source-has-labels="both" svg:x="1.316cm" svg:y="2.352cm" svg:width="13.338cm" svg:height="4.406cm">
          <chartooo:coordinate-region svg:x="1.964cm" svg:y="2.551cm" svg:width="11.947cm" svg:height="3.56cm"/>
          <chart:axis chart:dimension="x" chart:name="primary-x" chart:style-name="ch5" chartooo:axis-type="auto">
            <chartooo:date-scale/>
            <chart:title svg:x="7.253cm" svg:y="6.915cm" chart:style-name="ch6">
              <text:p>Elements</text:p>
            </chart:title>
            <chart:categories table:cell-range-address="Sheet1.A3:Sheet1.A9"/>
          </chart:axis>
          <chart:axis chart:dimension="y" chart:name="primary-y" chart:style-name="ch5">
            <chart:title svg:x="0.451cm" svg:y="5.247cm" chart:style-name="ch7">
              <text:p>Seconds</text:p>
            </chart:title>
            <chart:grid chart:style-name="ch8" chart:class="major"/>
          </chart:axis>
          <chart:series chart:style-name="ch9" chart:values-cell-range-address="Sheet1.B43:Sheet1.B49" chart:label-cell-address="Sheet1.A41:Sheet1.A41" chart:class="chart:line">
            <chart:data-point chart:repeated="7"/>
          </chart:series>
          <chart:series chart:style-name="ch10" chart:values-cell-range-address="Sheet1.B53:Sheet1.B59" chart:label-cell-address="Sheet1.A51:Sheet1.A5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Decreasekey</text:p>
                <draw:g>
                  <svg:desc>Sheet1.A41:Sheet1.A41</svg:desc>
                </draw:g>
              </table:table-cell>
              <table:table-cell office:value-type="string">
                <text:p>Fibonacci DecreaseKey</text:p>
                <draw:g>
                  <svg:desc>Sheet1.A51:Sheet1.A5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3:Sheet1.A9</svg:desc>
                </draw:g>
              </table:table-cell>
              <table:table-cell office:value-type="float" office:value="2.38">
                <text:p>2.38</text:p>
                <draw:g>
                  <svg:desc>Sheet1.B43:Sheet1.B49</svg:desc>
                </draw:g>
              </table:table-cell>
              <table:table-cell office:value-type="float" office:value="0.22">
                <text:p>0.22</text:p>
                <draw:g>
                  <svg:desc>Sheet1.B53:Sheet1.B5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.84">
                <text:p>4.8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7.6">
                <text:p>7.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0.01">
                <text:p>10.0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12.38">
                <text:p>12.3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15.68">
                <text:p>15.6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18.1">
                <text:p>18.1</text:p>
              </table:table-cell>
              <table:table-cell office:value-type="float" office:value="1.51">
                <text:p>1.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